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∫</mo>
        <msup>
          <mtext>d</mtext>
          <mn>3</mn>
        </msup>
      </mrow>
      <mi>r</mi>
      <mstyle mathvariant="bold">
        <mrow>
          <mi>j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n>0</mn>
    </mrow>
    <annotation encoding="StarMath 5.0">int "d"^3 r bold j (bold r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47:41.590000000</meta:creation-date>
    <meta:generator>LibreOffice/4.1.4.2$Windows_x86 LibreOffice_project/0a0440ccc0227ad9829de5f46be37cfb6edcf72</meta:generator>
  </office:meta>
</office:document-meta>
</file>